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2010000022D0000011AF01B8AC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2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gr7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8" style:family="graphic" style:parent-style-name="standard">
      <style:graphic-properties draw:stroke="none" svg:stroke-color="#000000" draw:fill="none" draw:fill-color="#ffffff" fo:min-height="0.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use-window-font-color="true" fo:font-family="'Times New Roman'" style:font-family-generic="roman" style:font-pitch="variable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3" style:family="paragraph">
      <style:text-properties fo:font-family="'Times New Roman'" style:font-family-generic="roman" style:font-pitch="variable" fo:font-size="15pt" style:font-size-asian="15pt" style:font-size-complex="15pt"/>
    </style:style>
    <style:style style:name="T1" style:family="text">
      <style:text-properties style:use-window-font-color="true" fo:font-family="'Times New Roman'" style:font-family-generic="roman" style:font-pitch="variable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2" style:family="text">
      <style:text-properties fo:font-family="'Times New Roman'" style:font-family-generic="roman" style:font-pitch="variable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5.72cm" svg:height="7.958cm" svg:x="1.6cm" svg:y="10.042cm">
          <draw:image xlink:href="Pictures/100002010000022D0000011AF01B8AC8.png" xlink:type="simple" xlink:show="embed" xlink:actuate="onLoad">
            <text:p/>
          </draw:image>
        </draw:frame>
        <draw:custom-shape draw:style-name="gr2" draw:text-style-name="P1" draw:layer="layout" svg:width="0.9cm" svg:height="4.3cm" svg:x="17cm" svg:y="11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0.9cm" svg:height="6.5cm" draw:transform="rotate (-1.57673044625168) translate (12.105cm 17.9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1" draw:layer="layout" svg:width="0.2cm" svg:height="0.2cm" svg:x="5.5cm" svg:y="13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cm" svg:height="0.2cm" svg:x="12.1cm" svg:y="1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2cm" svg:height="1.45cm" svg:x="18.1cm" svg:y="12.95cm">
          <draw:text-box>
            <text:p/>
          </draw:text-box>
        </draw:frame>
        <draw:frame draw:style-name="gr5" draw:layer="layout" svg:width="1.128cm" svg:height="0.616cm" svg:x="18.1cm" svg:y="13.00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1.074cm" svg:height="0.569cm" svg:x="8.4cm" svg:y="18.9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0.522cm" svg:height="0.47cm" svg:x="5.4cm" svg:y="13.0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0.628cm" svg:height="0.53cm" svg:x="12.272cm" svg:y="13.0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6" draw:text-style-name="P2" draw:layer="layout" svg:width="1.1cm" svg:height="1.25cm" svg:x="8.9cm" svg:y="13cm">
          <draw:text-box>
            <text:p><text:span text:style-name="T1">pi</text:span></text:p>
          </draw:text-box>
        </draw:frame>
        <draw:custom-shape draw:style-name="gr3" draw:text-style-name="P1" draw:layer="layout" svg:width="0.1cm" svg:height="0.1cm" svg:x="8.877cm" svg:y="13.69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cm" svg:height="10.1cm" svg:x="12.1cm" svg:y="9.3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3.7cm" svg:height="0.95cm" svg:x="13.4cm" svg:y="17.95cm">
          <draw:text-box>
            <text:p><text:span text:style-name="T2">Fronteira</text:span></text:p>
          </draw:text-box>
        </draw:frame>
        <draw:line draw:style-name="gr9" draw:text-style-name="P1" draw:layer="layout" svg:x1="12.3cm" svg:y1="18.4cm" svg:x2="13.4cm" svg:y2="18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10T16:47:27</meta:creation-date>
    <dc:date>2013-07-11T16:07:28</dc:date>
    <meta:editing-duration>PT3M52S</meta:editing-duration>
    <meta:editing-cycles>7</meta:editing-cycles>
    <meta:generator>LibreOffice/3.5$Linux_X86_64 LibreOffice_project/350m1$Build-2</meta:generator>
    <meta:document-statistic meta:object-count="15"/>
  </office:meta>
</office:document-meta>
</file>

<file path=Object 1/content.xml><?xml version="1.0" encoding="utf-8"?>
<math xmlns="http://www.w3.org/1998/Math/MathML">
  <semantics>
    <mrow>
      <mo stretchy="false">Δ</mo>
      <msub>
        <mi>S</mi>
        <mrow>
          <msub>
            <mi>F</mi>
            <mrow>
              <mi>i</mi>
            </mrow>
          </msub>
        </mrow>
      </msub>
    </mrow>
    <annotation encoding="StarMath 5.0">%DELTA S_{F_{i}}</annotation>
  </semantics>
</math>
</file>

<file path=Object 2/content.xml><?xml version="1.0" encoding="utf-8"?>
<math xmlns="http://www.w3.org/1998/Math/MathML">
  <semantics>
    <mrow>
      <mo stretchy="false">Δ</mo>
      <msub>
        <mi>L</mi>
        <mrow>
          <msub>
            <mi>F</mi>
            <mrow>
              <mi>i</mi>
            </mrow>
          </msub>
        </mrow>
      </msub>
    </mrow>
    <annotation encoding="StarMath 5.0">%DELTA L_{F_{i}}</annotation>
  </semantics>
</math>
</file>

<file path=Object 3/content.xml><?xml version="1.0" encoding="utf-8"?>
<math xmlns="http://www.w3.org/1998/Math/MathML">
  <semantics>
    <mrow>
      <mi>P</mi>
    </mrow>
    <annotation encoding="StarMath 5.0">P</annotation>
  </semantics>
</math>
</file>

<file path=Object 4/content.xml><?xml version="1.0" encoding="utf-8"?>
<math xmlns="http://www.w3.org/1998/Math/MathML">
  <semantics>
    <mrow>
      <msub>
        <mi>F</mi>
        <mrow>
          <mi>i</mi>
        </mrow>
      </msub>
    </mrow>
    <annotation encoding="StarMath 5.0">F_{i}</annotation>
  </semantics>
</math>
</file>